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17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</style:style>
    <style:style style:name="P3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Standard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a xlink:type="simple" xlink:href="http://localhost/Eclipse_Luna/Cake_IFM11/fx_admin" text:style-name="Internet_20_link" text:visited-style-name="Visited_20_Internet_20_Link">http://localhost/Eclipse_Luna/Cake_IFM11/fx_admin</text:a> </text:p>
      <text:p text:style-name="P3"><text:a xlink:type="simple" xlink:href="http://localhost/Eclipse_Luna/Cake_IFM11/fx_admin/process_log_file" text:style-name="Internet_20_link" text:visited-style-name="Visited_20_Internet_20_Link">http://localhost/Eclipse_Luna/Cake_IFM11/fx_admin/process_log_file</text:a> </text:p>
      <text:p text:style-name="P3">---------------------------------------------------------------------------</text:p>
      <text:p text:style-name="P8">res free# JVEMV6 37#12.3_1 / 44. currency / 12. programming / 3. fx-log-file / <text:s/>20191224_144556</text:p>
      <text:p text:style-name="P8"/>
      <text:p text:style-name="P3">[do] <text:span text:style-name="T1">#_ </text:span></text:p>
      <text:list xml:id="list9130027184090932131" text:style-name="L1">
        <text:list-item>
          <text:p text:style-name="P14">REVIEW</text:p>
        </text:list-item>
        <text:list-item>
          <text:p text:style-name="P14">TASK-1</text:p>
          <text:list>
            <text:list-item>
              <text:p text:style-name="P14">T-1.1</text:p>
              <text:list>
                <text:list-item>
                  <text:p text:style-name="P14"><text:span text:style-name="T1">#_ </text:span>new eclipse task</text:p>
                </text:list-item>
                <text:list-item>
                  <text:p text:style-name="P14">eclipse → refresh projects</text:p>
                </text:list-item>
                <text:list-item>
                  <text:p text:style-name="P14">copy → jvemv6_37_12_1_guitar-memo.py // C:\WORKS_2\WS\WS_Others.Art\JVEMV6\46_art\11_guitar\</text:p>
                </text:list-item>
                <text:list-item>
                  <text:p text:style-name="P14">rename file : jvemv6_37_12_3_fx-log-file.py</text:p>
                </text:list-item>
              </text:list>
            </text:list-item>
            <text:list-item>
              <text:p text:style-name="P14">T-1.2 : edit file : jvemv6_37_12_3_fx-log-file.py</text:p>
              <text:list>
                <text:list-item>
                  <text:p text:style-name="P14">CODE</text:p>
                </text:list-item>
                <text:list-item>
                  <text:p text:style-name="P14">==&gt; OK</text:p>
                </text:list-item>
              </text:list>
            </text:list-item>
            <text:list-item>
              <text:p text:style-name="P14">T-1.3 : new FUNC : _tester_BuyUps_SellLows__BUSL_3__Set_Conf</text:p>
              <text:list>
                <text:list-item>
                  <text:p text:style-name="P14">labels</text:p>
                  <text:list>
                    <text:list-item>
                      <text:p text:style-name="P14">#_20191224_163909:head</text:p>
                    </text:list-item>
                    <text:list-item>
                      <text:p text:style-name="P14">#_20191224_163927:caller</text:p>
                    </text:list-item>
                    <text:list-item>
                      <text:p text:style-name="P14">#_20191224_163935:wl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2004468915463449395" text:style-name="L2">
        <text:list-item>
          <text:p text:style-name="P15">TASK</text:p>
          <text:list>
            <text:list-item>
              <text:p text:style-name="P15">new FUNC : “get_ListOf_Ticket_Nums(dpath_File_Log, <text:soft-page-break/>fname_File_Log)”</text:p>
            </text:list-item>
            <text:list-item>
              <text:p text:style-name="P15">#_20191224_163832:next</text:p>
            </text:list-item>
          </text:list>
        </text:list-item>
      </text:list>
      <text:p text:style-name="P3">[further]</text:p>
      <text:list xml:id="list844097077911792611" text:style-name="L3">
        <text:list-item>
          <text:p text:style-name="P16"/>
        </text:list-item>
      </text:list>
      <text:p text:style-name="P10"><text:line-break/><text:span text:style-name="T2">[/ 20191224_164142]</text:span></text:p>
      <text:p text:style-name="P10"/>
      <text:p text:style-name="P7"/>
      <text:p text:style-name="P3"><text:span text:style-name="T3">1</text:span>---------------------------------------------------------------------------</text:p>
      <text:p text:style-name="P8">res free# JVEMV6 37#12.3_2 / 44. currency / 12. programming / 3. fx-log-file / <text:s/>XXXX</text:p>
      <text:p text:style-name="P8"/>
      <text:p text:style-name="P3">[do] <text:span text:style-name="T1">#_ </text:span></text:p>
      <text:list xml:id="list33539718" text:continue-list="list9130027184090932131" text:style-name="L1">
        <text:list-item>
          <text:p text:style-name="P14">REVIEW</text:p>
        </text:list-item>
        <text:list-item>
          <text:p text:style-name="P14">TASK-1 : switch to ==&gt; cake project</text:p>
          <text:list>
            <text:list-item>
              <text:p text:style-name="P14">T-1.1 : browse ==&gt; <text:a xlink:type="simple" xlink:href="http://localhost/Eclipse_Luna/Cake_IFM11/articles" text:style-name="Internet_20_link" text:visited-style-name="Visited_20_Internet_20_Link">http://localhost/Eclipse_Luna/Cake_IFM11/articles</text:a> </text:p>
            </text:list-item>
            <text:list-item>
              <text:p text:style-name="P14">T-1.2</text:p>
              <text:list>
                <text:list-item>
                  <text:p text:style-name="P14"><text:span text:style-name="T1">#_ </text:span>DUP : controller : ArticlesController.php </text:p>
                  <text:list>
                    <text:list-item>
                      <text:p text:style-name="P14">==&gt; FxAdminController.php</text:p>
                    </text:list-item>
                  </text:list>
                </text:list-item>
                <text:list-item>
                  <text:p text:style-name="P14">edit</text:p>
                  <text:list>
                    <text:list-item>
                      <text:p text:style-name="P14"><text:span text:style-name="T1">#_ </text:span>class name</text:p>
                    </text:list-item>
                    <text:list-item>
                      <text:p text:style-name="P14"><text:span text:style-name="T1">#_ </text:span>index()</text:p>
                    </text:list-item>
                  </text:list>
                </text:list-item>
                <text:list-item>
                  <text:p text:style-name="P14"><text:span text:style-name="T1">#_ </text:span>TEST : browse ==&gt; should error</text:p>
                  <text:list>
                    <text:list-item>
                      <text:p text:style-name="P14">==&gt; OK</text:p>
                    </text:list-item>
                  </text:list>
                </text:list-item>
              </text:list>
            </text:list-item>
            <text:list-item>
              <text:p text:style-name="P14">T-1.3 : view</text:p>
              <text:list>
                <text:list-item>
                  <text:p text:style-name="P14">DUP : C:\WORKS_2\WS\Eclipse_Luna\Cake_IFM11\app\View\Articles</text:p>
                </text:list-item>
                <text:list-item>
                  <text:p text:style-name="P14">edit file ==&gt; index.ctp</text:p>
                </text:list-item>
                <text:list-item>
                  <text:p text:style-name="P14"><text:soft-page-break/><text:span text:style-name="T1">#_ </text:span>TEST : browse ==&gt; OK </text:p>
                </text:list-item>
              </text:list>
            </text:list-item>
          </text:list>
        </text:list-item>
        <text:list-item>
          <text:p text:style-name="P14">TASK-2 : ajax ==&gt; setup</text:p>
          <text:list>
            <text:list-item>
              <text:p text:style-name="P14">T-2.1 : steps</text:p>
              <text:list>
                <text:list-item>
                  <text:p text:style-name="P14"><text:span text:style-name="T1">#_ </text:span>DUP</text:p>
                  <text:list>
                    <text:list-item>
                      <text:p text:style-name="P14">main.js ==&gt; libfx.js</text:p>
                    </text:list-item>
                    <text:list-item>
                      <text:p text:style-name="P14">main.css ==&gt; libfx. css</text:p>
                    </text:list-item>
                  </text:list>
                </text:list-item>
                <text:list-item>
                  <text:p text:style-name="P14"><text:span text:style-name="T1">#_ </text:span>ctp ==&gt; add meta lines</text:p>
                </text:list-item>
                <text:list-item>
                  <text:p text:style-name="P14"><text:span text:style-name="T1">#_ </text:span>libfx.js ==&gt; edit</text:p>
                  <text:list>
                    <text:list-item>
                      <text:p text:style-name="P14">ajax-related lines ==&gt; retain</text:p>
                    </text:list-item>
                  </text:list>
                </text:list-item>
              </text:list>
            </text:list-item>
            <text:list-item>
              <text:p text:style-name="P14">T-2.2</text:p>
              <text:list>
                <text:list-item>
                  <text:p text:style-name="P14">index.ctp</text:p>
                </text:list-item>
                <text:list-item>
                  <text:p text:style-name="P14">button ==&gt; “GO”</text:p>
                </text:list-item>
                <text:list-item>
                  <text:p text:style-name="P14">“div” tag ==&gt; id=area_result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2342967738829122444" text:style-name="L4">
        <text:list-item>
          <text:p text:style-name="P17">TASK : this ==&gt; T-2.2 ~~</text:p>
          <text:list>
            <text:list-item>
              <text:p text:style-name="P17">//_20191231_173717:next (index.ctp)</text:p>
            </text:list-item>
          </text:list>
        </text:list-item>
      </text:list>
      <text:p text:style-name="P3">[further]</text:p>
      <text:list xml:id="list5648366710066464325" text:style-name="L5">
        <text:list-item>
          <text:p text:style-name="P18"/>
        </text:list-item>
      </text:list>
      <text:p text:style-name="P10"><text:line-break/><text:span text:style-name="T2">[/ 20191231_173755]</text:span></text:p>
      <text:p text:style-name="P10"/>
      <text:p text:style-name="P7"/>
      <text:p text:style-name="P3"><text:span text:style-name="T3">2</text:span>---------------------------------------------------------------------------</text:p>
      <text:p text:style-name="P8">res free# JVEMV6 37#12.3_3 / 44. currency / 12. programming / 3. fx-log-file / <text:s/>20200102_161158</text:p>
      <text:p text:style-name="P8"/>
      <text:p text:style-name="P3">[do] <text:span text:style-name="T1">#_ </text:span></text:p>
      <text:list xml:id="list9025786367005451197" text:style-name="L6">
        <text:list-item>
          <text:p text:style-name="P19">REVIEW</text:p>
        </text:list-item>
        <text:list-item>
          <text:p text:style-name="P19"><text:soft-page-break/>TASK-1</text:p>
          <text:list>
            <text:list-item>
              <text:list>
                <text:list-item>
                  <text:list>
                    <text:list-item>
                      <text:p text:style-name="P19">index.ctp</text:p>
                      <text:list>
                        <text:list-item>
                          <text:p text:style-name="P19"><text:span text:style-name="T1">#_ </text:span>button ==&gt; “GO”</text:p>
                        </text:list-item>
                        <text:list-item>
                          <text:p text:style-name="P19"><text:span text:style-name="T1">#_ </text:span>“div” tag ==&gt; id=area_result</text:p>
                        </text:list-item>
                        <text:list-item>
                          <text:p text:style-name="P19"><text:span text:style-name="T1">#_ </text:span>“form” ==&gt; not us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1">#_ </text:span>T-1.1</text:p>
              <text:list>
                <text:list-item>
                  <text:p text:style-name="P19">button ==&gt; “GO”</text:p>
                </text:list-item>
              </text:list>
            </text:list-item>
            <text:list-item>
              <text:p text:style-name="P19"><text:span text:style-name="T1">#_ </text:span>T-1.2</text:p>
              <text:list>
                <text:list-item>
                  <text:p text:style-name="P19">“div” tag ==&gt; id=area_result</text:p>
                  <text:list>
                    <text:list-item>
                      <text:p text:style-name="P19"><text:span text:style-name="T1">#_ </text:span>ctp</text:p>
                    </text:list-item>
                    <text:list-item>
                      <text:p text:style-name="P19"><text:span text:style-name="T1">#_ </text:span>c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2 : javascript</text:p>
          <text:list>
            <text:list-item>
              <text:p text:style-name="P19">T-2.1</text:p>
              <text:list>
                <text:list-item>
                  <text:p text:style-name="P19">new view : <text:s/>process_log_file</text:p>
                  <text:list>
                    <text:list-item>
                      <text:p text:style-name="P19"><text:span text:style-name="T1">#_ </text:span>controller</text:p>
                      <text:list>
                        <text:list-item>
                          <text:p text:style-name="P19">TEST <text:s/>: <text:a xlink:type="simple" xlink:href="http://localhost/Eclipse_Luna/Cake_IFM11/fx_admin/process_log_file" text:style-name="Internet_20_link" text:visited-style-name="Visited_20_Internet_20_Link">http://localhost/Eclipse_Luna/Cake_IFM11/fx_admin/process_log_file</text:a> </text:p>
                          <text:list>
                            <text:list-item>
                              <text:p text:style-name="P19">==&gt; OK : “Error: The view for FxAdminController::process_log_file() was not found.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">#_ </text:span>view</text:p>
                      <text:list>
                        <text:list-item>
                          <text:p text:style-name="P19">“process_log_file.ctp”</text:p>
                          <text:list>
                            <text:list-item>
                              <text:p text:style-name="P19">DUP : index.ctp</text:p>
                            </text:list-item>
                            <text:list-item>
                              <text:p text:style-name="P19">edit</text:p>
                              <text:list>
                                <text:list-item>
                                  <text:p text:style-name="P19">message string</text:p>
                                </text:list-item>
                                <text:list-item>
                                  <text:p text:style-name="P19">layout chang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">TEST</text:p>
                          <text:list>
                            <text:list-item>
                              <text:p text:style-name="P1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"/>
                  <text:list>
                    <text:list-item>
                      <text:p text:style-name="P34"><text:soft-page-break/></text:p>
                    </text:list-item>
                  </text:list>
                </text:list-item>
              </text:list>
            </text:list-item>
            <text:list-item>
              <text:p text:style-name="P19">T-2.1</text:p>
              <text:list>
                <text:list-item>
                  <text:list>
                    <text:list-item>
                      <text:p text:style-name="P19">js : new FUNC : process_log_file()</text:p>
                    </text:list-item>
                    <text:list-item>
                      <text:p text:style-name="P19">ajax </text:p>
                      <text:list>
                        <text:list-item>
                          <text:p text:style-name="P19">setup</text:p>
                        </text:list-item>
                        <text:list-item>
                          <text:p text:style-name="P19">start</text:p>
                        </text:list-item>
                      </text:list>
                    </text:list-item>
                  </text:list>
                </text:list-item>
                <text:list-item>
                  <text:p text:style-name="P19">ajax</text:p>
                  <text:list>
                    <text:list-item>
                      <text:p text:style-name="P19">setup</text:p>
                    </text:list-item>
                    <text:list-item>
                      <text:p text:style-name="P19">start </text:p>
                    </text:list-item>
                  </text:list>
                </text:list-item>
              </text:list>
            </text:list-item>
            <text:list-item>
              <text:p text:style-name="P19">T-2.2</text:p>
              <text:list>
                <text:list-item>
                  <text:p text:style-name="P19">ajax : show result to → div area</text:p>
                  <text:list>
                    <text:list-item>
                      <text:p text:style-name="P19"/>
                    </text:list-item>
                  </text:list>
                </text:list-item>
                <text:list-item>
                  <text:p text:style-name="P19">TEST ==&gt; OK</text:p>
                </text:list-item>
              </text:list>
            </text:list-item>
          </text:list>
        </text:list-item>
        <text:list-item>
          <text:p text:style-name="P19">TASK-3</text:p>
          <text:list>
            <text:list-item>
              <text:list>
                <text:list-item>
                  <text:p text:style-name="P19">php file ==&gt; write log</text:p>
                  <text:list>
                    <text:list-item>
                      <text:p text:style-name="P19">==&gt; use : write_Log (utils.php)</text:p>
                    </text:list-item>
                  </text:list>
                </text:list-item>
              </text:list>
            </text:list-item>
            <text:list-item>
              <text:p text:style-name="P19">T-3.1</text:p>
              <text:list>
                <text:list-item>
                  <text:p text:style-name="P19">new FUNC : “write_Log__Fx_Admin($dpath_Log, $fname_Log, $text, $fname_Working, $line)”</text:p>
                </text:list-item>
                <text:list-item>
                  <text:p text:style-name="P19">coding</text:p>
                </text:list-item>
                <text:list-item>
                  <text:p text:style-name="P19">TEST ==&gt; OK </text:p>
                  <text:list>
                    <text:list-item>
                      <text:p text:style-name="P19">log_fx_admin.log // C:\WORKS_2\WS\Eclipse_Luna\Cake_IFM11\app\webroot\Log_Fx_Admin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182020258444082249" text:style-name="L7">
        <text:list-item>
          <text:p text:style-name="P20">TASK : fx log file ==&gt; process</text:p>
          <text:list>
            <text:list-item>
              <text:p text:style-name="P20">//_20200102_172903:next</text:p>
            </text:list-item>
          </text:list>
        </text:list-item>
      </text:list>
      <text:p text:style-name="P3">[further]</text:p>
      <text:list xml:id="list9052370055504520476" text:style-name="L8">
        <text:list-item>
          <text:p text:style-name="P21"><text:soft-page-break/></text:p>
        </text:list-item>
      </text:list>
      <text:p text:style-name="P10"><text:line-break/><text:span text:style-name="T2">[/ 20200102_172928]</text:span></text:p>
      <text:p text:style-name="P10"/>
      <text:p text:style-name="P7"/>
      <text:p text:style-name="P3"><text:span text:style-name="T3">3</text:span>---------------------------------------------------------------------------</text:p>
      <text:p text:style-name="P8">res free# JVEMV6 37#12.3_4 / 44. currency / 12. programming / 3. fx-log-file / <text:s/>20200103_121717</text:p>
      <text:p text:style-name="P8"/>
      <text:p text:style-name="P3">[do] <text:span text:style-name="T1">#_ </text:span></text:p>
      <text:list xml:id="list8777132763212435862" text:style-name="L9">
        <text:list-item>
          <text:p text:style-name="P22">REVIEW</text:p>
        </text:list-item>
        <text:list-item>
          <text:p text:style-name="P35"><text:span text:style-name="T8">#_ </text:span><text:span text:style-name="T7">SEG-1</text:span></text:p>
          <text:list>
            <text:list-item>
              <text:list>
                <text:list-item>
                  <text:p text:style-name="P22">view ==&gt; table</text:p>
                </text:list-item>
              </text:list>
            </text:list-item>
            <text:list-item>
              <text:p text:style-name="P22">S-1.1</text:p>
              <text:list>
                <text:list-item>
                  <text:p text:style-name="P22">element ==&gt; new file </text:p>
                  <text:list>
                    <text:list-item>
                      <text:p text:style-name="P22">new dir : articles</text:p>
                    </text:list-item>
                    <text:list-item>
                      <text:p text:style-name="P22">DUP : index.ctp</text:p>
                      <text:list>
                        <text:list-item>
                          <text:p text:style-name="P22">==&gt; _idx_table_tr_Log_File</text:p>
                        </text:list-item>
                      </text:list>
                    </text:list-item>
                    <text:list-item>
                      <text:p text:style-name="P22">edit</text:p>
                    </text:list-item>
                  </text:list>
                </text:list-item>
                <text:list-item>
                  <text:p text:style-name="P22">source file ==&gt; edit : caller</text:p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35"><text:span text:style-name="T8">#_ </text:span><text:span text:style-name="T7">SEG-2 : click button ==&gt; animation</text:span></text:p>
          <text:list>
            <text:list-item>
              <text:p text:style-name="P22">S-2.1</text:p>
              <text:list>
                <text:list-item>
                  <text:p text:style-name="P22">//_20200103_123607:tmp</text:p>
                </text:list-item>
                <text:list-item>
                  <text:p text:style-name="P22">CODE</text:p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1 </text:p>
          <text:list>
            <text:list-item>
              <text:list>
                <text:list-item>
                  <text:p text:style-name="P38">fx log file ==&gt; process</text:p>
                </text:list-item>
                <text:list-item>
                  <text:p text:style-name="P22">//_20200102_172903:next</text:p>
                </text:list-item>
                <text:list-item>
                  <text:p text:style-name="P22"><text:soft-page-break/>get ==&gt; list of ticket numbers</text:p>
                </text:list-item>
              </text:list>
            </text:list-item>
            <text:list-item>
              <text:p text:style-name="P22">T-1.1</text:p>
              <text:list>
                <text:list-item>
                  <text:list>
                    <text:list-item>
                      <text:p text:style-name="P22">get → list of files in the log dir of mt4 editor</text:p>
                    </text:list-item>
                  </text:list>
                </text:list-item>
                <text:list-item>
                  <text:p text:style-name="P22">new FUNC : process_log_file__Get_ListOf_Ticket_Nums</text:p>
                  <text:list>
                    <text:list-item>
                      <text:p text:style-name="P22">labels</text:p>
                      <text:list>
                        <text:list-item>
                          <text:p text:style-name="P22">//_20200103_134838:caller</text:p>
                        </text:list-item>
                        <text:list-item>
                          <text:p text:style-name="P22">//_20200103_134919:head</text:p>
                        </text:list-item>
                        <text:list-item>
                          <text:p text:style-name="P22">//_20200103_134926:wl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5909715789566805733" text:style-name="L10">
        <text:list-item>
          <text:p text:style-name="P23">TASK : conitnue</text:p>
          <text:list>
            <text:list-item>
              <text:p text:style-name="P23">//_20200103_135103:next</text:p>
            </text:list-item>
          </text:list>
        </text:list-item>
      </text:list>
      <text:p text:style-name="P3">[further]</text:p>
      <text:list xml:id="list7356534899974773638" text:style-name="L11">
        <text:list-item>
          <text:p text:style-name="P24"/>
        </text:list-item>
      </text:list>
      <text:p text:style-name="P10"><text:line-break/><text:span text:style-name="T2">[/ XXX]</text:span></text:p>
      <text:p text:style-name="P10"/>
      <text:p text:style-name="P7"/>
      <text:p text:style-name="P3"><text:span text:style-name="T3">4</text:span>---------------------------------------------------------------------------</text:p>
      <text:p text:style-name="P8">res free# JVEMV6 44#10.3.1_5 / 44. currency / 10. prog-php / 3. admin / 1. fx-log-file / <text:s/>20200114_125627</text:p>
      <text:p text:style-name="P8"/>
      <text:p text:style-name="P3">[do] <text:span text:style-name="T1">#_ </text:span></text:p>
      <text:list xml:id="list2937755181402514254" text:style-name="L18">
        <text:list-item>
          <text:p text:style-name="P36"><text:span text:style-name="T8">#_ </text:span><text:span text:style-name="T7">REVIEW</text:span></text:p>
          <text:list>
            <text:list-item>
              <text:p text:style-name="P36"><text:span text:style-name="T7">FIX : gen dir “fx_admins”</text:span></text:p>
            </text:list-item>
          </text:list>
        </text:list-item>
        <text:list-item>
          <text:p text:style-name="P36"><text:span text:style-name="T7">TASK-1</text:span></text:p>
          <text:list>
            <text:list-item>
              <text:list>
                <text:list-item>
                  <text:p text:style-name="P36"><text:span text:style-name="T7">new FUNC : current “process_log_file__Get_ListOf_Ticket_Nums”</text:span></text:p>
                  <text:list>
                    <text:list-item>
                      <text:p text:style-name="P36"><text:span text:style-name="T7">==&gt; deprecate</text:span></text:p>
                    </text:list-item>
                    <text:list-item>
                      <text:p text:style-name="P36"><text:soft-page-break/><text:span text:style-name="T7">re-newed FUNC ==&gt; get a file, extract ticket num lines</text:span></text:p>
                    </text:list-item>
                  </text:list>
                </text:list-item>
              </text:list>
            </text:list-item>
            <text:list-item>
              <text:p text:style-name="P36"><text:span text:style-name="T7">T-1.1</text:span></text:p>
              <text:list>
                <text:list-item>
                  <text:p text:style-name="P36"><text:span text:style-name="T7">new FUNC</text:span></text:p>
                  <text:list>
                    <text:list-item>
                      <text:p text:style-name="P36"><text:span text:style-name="T8">#_ </text:span><text:span text:style-name="T7">DUP</text:span></text:p>
                    </text:list-item>
                    <text:list-item>
                      <text:p text:style-name="P36"><text:span text:style-name="T8">#_ </text:span><text:span text:style-name="T7">sig</text:span></text:p>
                    </text:list-item>
                    <text:list-item>
                      <text:p text:style-name="P36"><text:span text:style-name="T8">#_ </text:span><text:span text:style-name="T7">labels</text:span></text:p>
                    </text:list-item>
                    <text:list-item>
                      <text:p text:style-name="P36"><text:span text:style-name="T8">#_ </text:span><text:span text:style-name="T7">caller</text:span></text:p>
                    </text:list-item>
                    <text:list-item>
                      <text:p text:style-name="P36"><text:span text:style-name="T7">TEST ==&gt; OK</text:span></text:p>
                    </text:list-item>
                  </text:list>
                </text:list-item>
                <text:list-item>
                  <text:p text:style-name="P36"><text:span text:style-name="T7">lines</text:span></text:p>
                  <text:list>
                    <text:list-item>
                      <text:p text:style-name="P36"><text:span text:style-name="T8">#_ </text:span><text:span text:style-name="T7">get file handler</text:span></text:p>
                    </text:list-item>
                    <text:list-item>
                      <text:p text:style-name="P36"><text:span text:style-name="T7">read lines</text:span></text:p>
                    </text:list-item>
                    <text:list-item>
                      <text:p text:style-name="P36"><text:span text:style-name="T7">close handler</text:span></text:p>
                    </text:list-item>
                    <text:list-item>
                      <text:p text:style-name="P36"><text:span text:style-name="T7">filter ==&gt; </text:span></text:p>
                    </text:list-item>
                    <text:list-item>
                      <text:p text:style-name="P36"><text:span text:style-name="T7">ticket nums ==&gt; write to a new fil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6231730625792402304" text:style-name="L12">
        <text:list-item>
          <text:p text:style-name="P25">TASK</text:p>
          <text:list>
            <text:list-item>
              <text:p text:style-name="P25">T-1.1 ==&gt; continue</text:p>
              <text:list>
                <text:list-item>
                  <text:p text:style-name="P25">//_20200114_132902:ref (libfx.php)</text:p>
                </text:list-item>
                <text:list-item>
                  <text:p text:style-name="P25">//_20200114_132944:next (cont)</text:p>
                </text:list-item>
              </text:list>
            </text:list-item>
          </text:list>
        </text:list-item>
      </text:list>
      <text:p text:style-name="P3">[further]</text:p>
      <text:list xml:id="list122268383838439896" text:style-name="L13">
        <text:list-item>
          <text:p text:style-name="P26"/>
        </text:list-item>
      </text:list>
      <text:p text:style-name="P10"><text:line-break/><text:span text:style-name="T2">[/ 20200114_133003]</text:span></text:p>
      <text:p text:style-name="P10"/>
      <text:p text:style-name="P7">@@@</text:p>
      <text:p text:style-name="P3"><text:span text:style-name="T3">5</text:span>---------------------------------------------------------------------------</text:p>
      <text:p text:style-name="P8">res free# JVEMV6 44#10.3.1_XX / 44. currency / 10. prog-php / 3. admin / 1. fx-<text:soft-page-break/>log-file / <text:s/>XXXX</text:p>
      <text:p text:style-name="P8"/>
      <text:p text:style-name="P3">[do] <text:span text:style-name="T1">#_ </text:span></text:p>
      <text:list xml:id="list33528101" text:continue-list="list33539718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608883026675616220" text:style-name="L19">
        <text:list-item>
          <text:p text:style-name="P29">TASK</text:p>
        </text:list-item>
      </text:list>
      <text:p text:style-name="P3">[further]</text:p>
      <text:list xml:id="list8557859844174180351" text:style-name="L20">
        <text:list-item>
          <text:p text:style-name="P30"/>
        </text:list-item>
      </text:list>
      <text:p text:style-name="P10"><text:line-break/><text:span text:style-name="T2">[/ XXX]</text:span></text:p>
      <text:p text:style-name="P10"/>
      <text:p text:style-name="P10"/>
      <text:p text:style-name="P4"/>
      <text:p text:style-name="P4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44#10.3.1_XX / 44. currency / 10. prog-php / 3. admin / 1. fx-log-file / <text:s/>XXXX</text:p>
      <text:p text:style-name="P8"/>
      <text:p text:style-name="P3">[do] <text:span text:style-name="T1">#_ </text:span></text:p>
      <text:list xml:id="list33547181" text:continue-list="list33528101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2961116849322414669" text:style-name="L14">
        <text:list-item>
          <text:p text:style-name="P27">TASK</text:p>
        </text:list-item>
      </text:list>
      <text:p text:style-name="P3">[further]</text:p>
      <text:list xml:id="list317429274885207433" text:style-name="L15">
        <text:list-item>
          <text:p text:style-name="P28"/>
        </text:list-item>
      </text:list>
      <text:p text:style-name="P10"><text:soft-page-break/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6">------------------------------------------------------- [STEPS : start] 20191224_114459</text:p>
      <text:list xml:id="list3705450207395120607" text:style-name="L16">
        <text:list-item>
          <text:p text:style-name="P3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551648" text:continue-numbering="true" text:style-name="L16">
        <text:list-item>
          <text:p text:style-name="P31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1251541348675850663" text:style-name="L17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523168" text:continue-numbering="true" text:style-name="L17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3553358" text:continue-numbering="true" text:style-name="L17">
        <text:list-item>
          <text:p text:style-name="P11"><text:soft-page-break/>move “<text:span text:style-name="T4">@@@</text:span>”</text:p>
        </text:list-item>
        <text:list-item>
          <text:p text:style-name="P32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4T13:32:14.39</dc:date>
    <dc:creator>iwabuchi ken</dc:creator>
    <meta:editing-duration>PT11H15M7S</meta:editing-duration>
    <meta:editing-cycles>43</meta:editing-cycles>
    <meta:generator>OpenOffice/4.1.3$Win32 OpenOffice.org_project/413m1$Build-9783</meta:generator>
    <meta:document-statistic meta:table-count="3" meta:image-count="0" meta:object-count="0" meta:page-count="11" meta:paragraph-count="215" meta:word-count="836" meta:character-count="5771"/>
  </office:meta>
</office:document-meta>
</file>